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emberMethodType.findMethod( String methodName , TypeDeclaration outerTyp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MemberMethodType.MemberMethodType( String requiredMethodAnnotation , String errorCode , String requiredRuntimeVersion , AnnotationGrammar parentGramma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emberMethodType.checkMethod( MethodDeclaration method , AnnotationValue member , AnnotationInstance [ ] parentAnnotations , MemberDeclaration classMemb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MemberMethodType.onCheck( AnnotationTypeElementDeclaration valueDecl , AnnotationValue value , AnnotationInstance [ ] parentAnnotations , MemberDeclaration classMember , int annotationArrayIndex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20">
            <text:p text:style-name="Table_20_Contents">2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